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102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2.0189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2.4598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0.872in"/>
    </style:style>
    <style:style style:name="co16" style:family="table-column">
      <style:table-column-properties fo:break-before="auto" style:column-width="2.4535in"/>
    </style:style>
    <style:style style:name="co17" style:family="table-column">
      <style:table-column-properties fo:break-before="auto" style:column-width="0.9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5" style:family="table-cell" style:parent-style-name="Default" style:data-style-name="N6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808080" fo:border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order="0.06pt solid #000000" style:vertical-align="automatic"/>
    </style:style>
    <style:style style:name="ce78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8"/>
          <table:table-cell>
            <draw:frame table:end-cell-address="Resultados.P16" table:end-x="0.5378in" table:end-y="0.0469in" draw:z-index="0" draw:name="Gráfico 1" draw:style-name="gr1" draw:text-style-name="P1" svg:width="6.3461in" svg:height="2.9008in" svg:x="0.2047in" svg:y="0.0209in">
              <draw:object draw:notify-on-update-of-ranges="Resultados.B3:Resultados.B12 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.0</text:p>
          </table:table-cell>
          <table:table-cell table:style-name="ce26" office:value-type="float" office:value="0.7" calcext:value-type="float">
            <text:p>0.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.3</text:p>
          </table:table-cell>
          <table:table-cell table:style-name="ce24" office:value-type="float" office:value="2.7" calcext:value-type="float">
            <text:p>2.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53" office:value-type="float" office:value="1077618" calcext:value-type="float">
            <text:p>1077618</text:p>
          </table:table-cell>
          <table:table-cell table:style-name="ce22" table:formula="of:=IF(AND(ISNUMBER([.C$3]);ISNUMBER([.C5]);[.C$3]&lt;&gt;0);[.C$3]/[.C5];&quot;&quot;)" office:value-type="float" office:value="10.0862968138988" calcext:value-type="float">
            <text:p>10.1</text:p>
          </table:table-cell>
          <table:table-cell table:style-name="ce24" office:value-type="float" office:value="0.4" calcext:value-type="float">
            <text:p>0.4</text:p>
          </table:table-cell>
          <table:table-cell table:style-name="ce65" office:value-type="float" office:value="7522000000" calcext:value-type="float">
            <text:p>7.52E+09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 office:value-type="float" office:value="711254" calcext:value-type="float">
            <text:p>711254</text:p>
          </table:table-cell>
          <table:table-cell table:style-name="ce22" table:formula="of:=IF(AND(ISNUMBER([.C$3]);ISNUMBER([.C6]);[.C$3]&lt;&gt;0);[.C$3]/[.C6];&quot;&quot;)" office:value-type="float" office:value="15.2817066758148" calcext:value-type="float">
            <text:p>15.3</text:p>
          </table:table-cell>
          <table:table-cell table:style-name="ce24" office:value-type="float" office:value="0.3" calcext:value-type="float">
            <text:p>0.3</text:p>
          </table:table-cell>
          <table:table-cell table:style-name="ce30" office:value-type="float" office:value="6449802796" calcext:value-type="float">
            <text:p>6449802796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 office:value-type="float" office:value="568000" calcext:value-type="float">
            <text:p>568000</text:p>
          </table:table-cell>
          <table:table-cell table:style-name="ce22" table:formula="of:=IF(AND(ISNUMBER([.C$3]);ISNUMBER([.C7]);[.C$3]&lt;&gt;0);[.C$3]/[.C7];&quot;&quot;)" office:value-type="float" office:value="19.1358714788732" calcext:value-type="float">
            <text:p>19.1</text:p>
          </table:table-cell>
          <table:table-cell table:style-name="ce24" office:value-type="float" office:value="0.4" calcext:value-type="float">
            <text:p>0.4</text:p>
          </table:table-cell>
          <table:table-cell table:style-name="ce65" office:value-type="float" office:value="4303000000" calcext:value-type="float">
            <text:p>4.30E+09</text:p>
          </table:table-cell>
          <table:table-cell table:number-columns-repeated="5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 office:value-type="float" office:value="577000" calcext:value-type="float">
            <text:p>577000</text:p>
          </table:table-cell>
          <table:table-cell table:style-name="ce22" table:formula="of:=IF(AND(ISNUMBER([.C$3]);ISNUMBER([.C8]);[.C$3]&lt;&gt;0);[.C$3]/[.C8];&quot;&quot;)" office:value-type="float" office:value="18.8373916811092" calcext:value-type="float">
            <text:p>18.8</text:p>
          </table:table-cell>
          <table:table-cell table:style-name="ce24" office:value-type="float" office:value="0.5" calcext:value-type="float">
            <text:p>0.5</text:p>
          </table:table-cell>
          <table:table-cell table:style-name="ce65" office:value-type="float" office:value="3646000000" calcext:value-type="float">
            <text:p>3.65E+09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 office:value-type="float" office:value="217000" calcext:value-type="float">
            <text:p>217000</text:p>
          </table:table-cell>
          <table:table-cell table:style-name="ce22" table:formula="of:=IF(AND(ISNUMBER([.C$3]);ISNUMBER([.C9]);[.C$3]&lt;&gt;0);[.C$3]/[.C9];&quot;&quot;)" office:value-type="float" office:value="50.0883640552995" calcext:value-type="float">
            <text:p>50.1</text:p>
          </table:table-cell>
          <table:table-cell table:style-name="ce24" office:value-type="float" office:value="0.4" calcext:value-type="float">
            <text:p>0.4</text:p>
          </table:table-cell>
          <table:table-cell table:style-name="ce30" office:value-type="float" office:value="1625305000" calcext:value-type="float">
            <text:p>1625305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 office:value-type="float" office:value="205000" calcext:value-type="float">
            <text:p>205000</text:p>
          </table:table-cell>
          <table:table-cell table:style-name="ce22" table:formula="of:=IF(AND(ISNUMBER([.C$3]);ISNUMBER([.C10]);[.C$3]&lt;&gt;0);[.C$3]/[.C10];&quot;&quot;)" office:value-type="float" office:value="53.0203658536585" calcext:value-type="float">
            <text:p>53.0</text:p>
          </table:table-cell>
          <table:table-cell table:style-name="ce24" office:value-type="float" office:value="0.5" calcext:value-type="float">
            <text:p>0.5</text:p>
          </table:table-cell>
          <table:table-cell table:style-name="ce30" office:value-type="float" office:value="1271934000" calcext:value-type="float">
            <text:p>1271934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 office:value-type="float" office:value="218000" calcext:value-type="float">
            <text:p>218000</text:p>
          </table:table-cell>
          <table:table-cell table:style-name="ce22" table:formula="of:=IF(AND(ISNUMBER([.C$3]);ISNUMBER([.C11]);[.C$3]&lt;&gt;0);[.C$3]/[.C11];&quot;&quot;)" office:value-type="float" office:value="49.8586009174312" calcext:value-type="float">
            <text:p>49.9</text:p>
          </table:table-cell>
          <table:table-cell table:style-name="ce24" office:value-type="float" office:value="0.8" calcext:value-type="float">
            <text:p>0.8</text:p>
          </table:table-cell>
          <table:table-cell table:style-name="ce30" office:value-type="float" office:value="812659000" calcext:value-type="float">
            <text:p>812659000</text:p>
          </table:table-cell>
          <table:table-cell table:number-columns-repeated="5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 office:value-type="float" office:value="196000" calcext:value-type="float">
            <text:p>196000</text:p>
          </table:table-cell>
          <table:table-cell table:style-name="ce23" table:formula="of:=IF(AND(ISNUMBER([.C$3]);ISNUMBER([.C12]);[.C$3]&lt;&gt;0);[.C$3]/[.C12];&quot;&quot;)" office:value-type="float" office:value="55.4549744897959" calcext:value-type="float">
            <text:p>55.5</text:p>
          </table:table-cell>
          <table:table-cell table:style-name="ce27" office:value-type="float" office:value="1.2" calcext:value-type="float">
            <text:p>1.2</text:p>
          </table:table-cell>
          <table:table-cell table:style-name="ce31" office:value-type="float" office:value="501229000" calcext:value-type="float">
            <text:p>501229000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 office:value-type="float" office:value="46000" calcext:value-type="float">
            <text:p>46000</text:p>
          </table:table-cell>
          <table:table-cell table:style-name="ce24" table:formula="of:=IF(AND(ISNUMBER([.C$3]);ISNUMBER([.C13]);[.C$3]&lt;&gt;0);[.C$3]/[.C13];&quot;&quot;)" office:value-type="float" office:value="236.286413043478" calcext:value-type="float">
            <text:p>236.286413043478</text:p>
          </table:table-cell>
          <table:table-cell table:style-name="ce24" office:value-type="float" office:value="0.021" calcext:value-type="float">
            <text:p>0.021</text:p>
          </table:table-cell>
          <table:table-cell table:style-name="ce53" office:value-type="float" office:value="6462000000" calcext:value-type="float">
            <text:p>6462000000</text:p>
          </table:table-cell>
          <table:table-cell table:number-columns-repeated="58"/>
        </table:table-row>
        <table:table-row table:style-name="ro1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24" table:formula="of:=IF(AND(ISNUMBER([.C$3]);ISNUMBER([.C14]);[.C$3]&lt;&gt;0);[.C$3]/[.C14];&quot;&quot;)" office:value-type="float" office:value="836.090384615385" calcext:value-type="float">
            <text:p>836.090384615385</text:p>
          </table:table-cell>
          <table:table-cell table:style-name="ce24" office:value-type="float" office:value="0.023" calcext:value-type="float">
            <text:p>0.023</text:p>
          </table:table-cell>
          <table:table-cell table:style-name="ce53" office:value-type="float" office:value="1636000000" calcext:value-type="float">
            <text:p>1636000000</text:p>
          </table:table-cell>
          <table:table-cell table:number-columns-repeated="5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2705in" table:end-y="0.1732in" draw:z-index="1" draw:name="Gráfico 2_0" draw:style-name="gr1" draw:text-style-name="P1" svg:width="6.5803in" svg:height="3.048in" svg:x="0.8055in" svg:y="0.1921in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0"/>
          <table:table-cell>
            <draw:frame table:end-cell-address="Resultados.S30" table:end-x="0.2354in" table:end-y="0.1917in" draw:z-index="2" draw:name="Gráfico 3_0" draw:style-name="gr1" draw:text-style-name="P1" svg:width="6.5382in" svg:height="2.6835in" svg:x="0.5693in" svg:y="0in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2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.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.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.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256 -O0 reads</text:p>
          </table:table-cell>
          <table:table-cell office:value-type="float" office:value="369414316" calcext:value-type="float">
            <text:p>36941431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0 writes</text:p>
          </table:table-cell>
          <table:table-cell office:value-type="float" office:value="33686073" calcext:value-type="float">
            <text:p>3368607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reads</text:p>
          </table:table-cell>
          <table:table-cell office:value-type="float" office:value="50339309" calcext:value-type="float">
            <text:p>50339309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writes</text:p>
          </table:table-cell>
          <table:table-cell office:value-type="float" office:value="16777269" calcext:value-type="float">
            <text:p>16777269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3" table:style-name="ta3">
        <office:forms form:automatic-focus="false" form:apply-design-mode="false"/>
        <table:table-column table:style-name="co5" table:number-columns-repeated="6" table:default-cell-style-name="Default"/>
        <table:table-column table:style-name="co11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3" office:value-type="string" calcext:value-type="string">
            <text:p>N</text:p>
          </table:table-cell>
          <table:table-cell table:style-name="ce53"/>
          <table:table-cell table:style-name="ce53" office:value-type="string" calcext:value-type="string">
            <text:p>T (ms)</text:p>
          </table:table-cell>
          <table:table-cell table:style-name="ce53" office:value-type="string" calcext:value-type="string">
            <text:p>#I</text:p>
          </table:table-cell>
          <table:table-cell table:style-name="ce53" office:value-type="string" calcext:value-type="string">
            <text:p>CPI</text:p>
          </table:table-cell>
          <table:table-cell table:style-name="ce53" office:value-type="string" calcext:value-type="string">
            <text:p>LD_INS + SR_INS</text:p>
          </table:table-cell>
          <table:table-cell table:style-name="ce53" office:value-type="string" calcext:value-type="string">
            <text:p>L1_DCM</text:p>
          </table:table-cell>
        </table:table-row>
        <table:table-row table:style-name="ro1">
          <table:table-cell/>
          <table:table-cell table:style-name="ce73" office:value-type="float" office:value="512" calcext:value-type="float" table:number-columns-spanned="1" table:number-rows-spanned="2">
            <text:p>512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83.948" calcext:value-type="float">
            <text:p>883.948</text:p>
          </table:table-cell>
          <table:table-cell table:style-name="ce53" office:value-type="float" office:value="1210064128" calcext:value-type="float">
            <text:p>1210064128</text:p>
          </table:table-cell>
          <table:table-cell table:style-name="ce53" office:value-type="float" office:value="2.3" calcext:value-type="float">
            <text:p>2.3</text:p>
          </table:table-cell>
          <table:table-cell table:style-name="ce53" office:value-type="float" office:value="536960115" calcext:value-type="float">
            <text:p>536960115</text:p>
          </table:table-cell>
          <table:table-cell table:style-name="ce71"/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32.393" calcext:value-type="float">
            <text:p>132.393</text:p>
          </table:table-cell>
          <table:table-cell table:style-name="ce53" office:value-type="float" office:value="941104105" calcext:value-type="float">
            <text:p>941104105</text:p>
          </table:table-cell>
          <table:table-cell table:style-name="ce53" office:value-type="float" office:value="0.4" calcext:value-type="float">
            <text:p>0.4</text:p>
          </table:table-cell>
          <table:table-cell table:formula="of:=134217778 + 402672369" office:value-type="float" office:value="536890147" calcext:value-type="float">
            <text:p>536890147</text:p>
          </table:table-cell>
          <table:table-cell table:style-name="ce71"/>
        </table:table-row>
        <table:table-row table:style-name="ro1">
          <table:table-cell/>
          <table:table-cell table:style-name="ce71" table:number-columns-repeated="7"/>
        </table:table-row>
        <table:table-row table:style-name="ro1">
          <table:table-cell/>
          <table:table-cell table:style-name="ce73" office:value-type="float" office:value="1024" calcext:value-type="float" table:number-columns-spanned="1" table:number-rows-spanned="3">
            <text:p>1024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446.814" calcext:value-type="float">
            <text:p>8446.814</text:p>
          </table:table-cell>
          <table:table-cell table:style-name="ce53" office:value-type="float" office:value="9672083595" calcext:value-type="float">
            <text:p>9672083595</text:p>
          </table:table-cell>
          <table:table-cell table:style-name="ce53" office:value-type="float" office:value="2.7" calcext:value-type="float">
            <text:p>2.7</text:p>
          </table:table-cell>
          <table:table-cell table:style-name="ce53" table:formula="of:=1073741877+ 3221527142" office:value-type="float" office:value="4295269019" calcext:value-type="float">
            <text:p>4295269019</text:p>
          </table:table-cell>
          <table:table-cell table:style-name="ce53" office:value-type="float" office:value="3365802392" calcext:value-type="float">
            <text:p>336580239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077.618" calcext:value-type="float">
            <text:p>1077.618</text:p>
          </table:table-cell>
          <table:table-cell table:style-name="ce53" office:value-type="float" office:value="7522496444" calcext:value-type="float">
            <text:p>7522496444</text:p>
          </table:table-cell>
          <table:table-cell table:style-name="ce53" office:value-type="float" office:value="0.4" calcext:value-type="float">
            <text:p>0.4</text:p>
          </table:table-cell>
          <table:table-cell table:style-name="ce53" table:formula="of:=1073741874+3221366689" office:value-type="float" office:value="4295108563" calcext:value-type="float">
            <text:p>4295108563</text:p>
          </table:table-cell>
          <table:table-cell table:style-name="ce53" office:value-type="float" office:value="67331472" calcext:value-type="float">
            <text:p>6733147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3()</text:p>
          </table:table-cell>
          <table:table-cell table:style-name="ce53" office:value-type="float" office:value="711.254" calcext:value-type="float">
            <text:p>711.254</text:p>
          </table:table-cell>
          <table:table-cell table:style-name="ce53" office:value-type="float" office:value="6449802796" calcext:value-type="float">
            <text:p>6449802796</text:p>
          </table:table-cell>
          <table:table-cell table:style-name="ce53" office:value-type="float" office:value="0.3" calcext:value-type="float">
            <text:p>0.3</text:p>
          </table:table-cell>
          <table:table-cell table:style-name="ce53" table:formula="of:=1073741874+2148629661" office:value-type="float" office:value="3222371535" calcext:value-type="float">
            <text:p>3222371535</text:p>
          </table:table-cell>
          <table:table-cell table:style-name="ce53" office:value-type="float" office:value="67263344" calcext:value-type="float">
            <text:p>6726334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ula 6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_exec (ms)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/>
          <table:table-cell office:value-type="string" calcext:value-type="string">
            <text:p>prod1()</text:p>
          </table:table-cell>
          <table:table-cell office:value-type="float" office:value="446" calcext:value-type="float">
            <text:p>4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/>
          <table:table-cell office:value-type="string" calcext:value-type="string">
            <text:p>prod2()</text:p>
          </table:table-cell>
          <table:table-cell office:value-type="float" office:value="450" calcext:value-type="float">
            <text:p>45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od3()</text:p>
          </table:table-cell>
          <table:table-cell office:value-type="float" office:value="221" calcext:value-type="float">
            <text:p>221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d4()</text:p>
          </table:table-cell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/>
          <table:table-cell office:value-type="string" calcext:value-type="string">
            <text:p>prod5()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_exec (ms)</text:p>
          </table:table-cell>
          <table:table-cell office:value-type="string" calcext:value-type="string">
            <text:p>#I (G)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style-name="ce75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gemm3()</text:p>
          </table:table-cell>
          <table:table-cell office:value-type="float" office:value="744" calcext:value-type="float">
            <text:p>744</text:p>
          </table:table-cell>
          <table:table-cell office:value-type="float" office:value="6.449" calcext:value-type="float">
            <text:p>6.44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covered-table-cell/>
          <table:table-cell office:value-type="string" calcext:value-type="string">
            <text:p>gemm4()</text:p>
          </table:table-cell>
          <table:table-cell office:value-type="float" office:value="568" calcext:value-type="float">
            <text:p>568</text:p>
          </table:table-cell>
          <table:table-cell office:value-type="float" office:value="4.303" calcext:value-type="float">
            <text:p>4.30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covered-table-cell/>
          <table:table-cell office:value-type="string" calcext:value-type="string">
            <text:p>gemm5()</text:p>
          </table:table-cell>
          <table:table-cell office:value-type="float" office:value="577" calcext:value-type="float">
            <text:p>577</text:p>
          </table:table-cell>
          <table:table-cell office:value-type="float" office:value="3.646" calcext:value-type="float">
            <text:p>3.64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ula 8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T (ms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VEC_SP (M)</text:p>
          </table:table-cell>
          <table:table-cell office:value-type="string" calcext:value-type="string">
            <text:p>L1_DCM (M)</text:p>
          </table:table-cell>
        </table:table-row>
        <table:table-row table:style-name="ro1">
          <table:table-cell/>
          <table:table-cell office:value-type="string" calcext:value-type="string">
            <text:p>gemm3()</text:p>
          </table:table-cell>
          <table:table-cell office:value-type="string" calcext:value-type="string">
            <text:p>Variável local: aik</text:p>
          </table:table-cell>
          <table:table-cell office:value-type="float" office:value="721" calcext:value-type="float">
            <text:p>721</text:p>
          </table:table-cell>
          <table:table-cell office:value-type="float" office:value="0.3" calcext:value-type="float">
            <text:p>0.3</text:p>
          </table:table-cell>
          <table:table-cell office:value-type="float" office:value="6449.8" calcext:value-type="float">
            <text:p>6449.8</text:p>
          </table:table-cell>
          <table:table-cell office:value-type="float" office:value="0" calcext:value-type="float">
            <text:p>0</text:p>
          </table:table-cell>
          <table:table-cell office:value-type="float" office:value="67.265" calcext:value-type="float">
            <text:p>67.265</text:p>
          </table:table-cell>
        </table:table-row>
        <table:table-row table:style-name="ro1">
          <table:table-cell/>
          <table:table-cell office:value-type="string" calcext:value-type="string">
            <text:p>gemm5()</text:p>
          </table:table-cell>
          <table:table-cell office:value-type="string" calcext:value-type="string">
            <text:p>Loop unrolling compilador</text:p>
          </table:table-cell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  <table:table-cell office:value-type="float" office:value="3646.961" calcext:value-type="float">
            <text:p>3646.961</text:p>
          </table:table-cell>
          <table:table-cell office:value-type="float" office:value="0" calcext:value-type="float">
            <text:p>0</text:p>
          </table:table-cell>
          <table:table-cell office:value-type="float" office:value="67.341" calcext:value-type="float">
            <text:p>67.341</text:p>
          </table:table-cell>
        </table:table-row>
        <table:table-row table:style-name="ro1">
          <table:table-cell/>
          <table:table-cell office:value-type="string" calcext:value-type="string">
            <text:p>gemm6()</text:p>
          </table:table-cell>
          <table:table-cell office:value-type="string" calcext:value-type="string">
            <text:p>Auto-vetorização</text:p>
          </table:table-cell>
          <table:table-cell office:value-type="float" office:value="217" calcext:value-type="float">
            <text:p>217</text:p>
          </table:table-cell>
          <table:table-cell office:value-type="float" office:value="0.4" calcext:value-type="float">
            <text:p>0.4</text:p>
          </table:table-cell>
          <table:table-cell office:value-type="float" office:value="1625.305" calcext:value-type="float">
            <text:p>1625.305</text:p>
          </table:table-cell>
          <table:table-cell office:value-type="float" office:value="2149.047" calcext:value-type="float">
            <text:p>2149.047</text:p>
          </table:table-cell>
          <table:table-cell office:value-type="float" office:value="67.21" calcext:value-type="float">
            <text:p>67.21</text:p>
          </table:table-cell>
        </table:table-row>
        <table:table-row table:style-name="ro1">
          <table:table-cell/>
          <table:table-cell office:value-type="string" calcext:value-type="string">
            <text:p>gemm7()</text:p>
          </table:table-cell>
          <table:table-cell office:value-type="string" calcext:value-type="string">
            <text:p>compiler Vect + unroll</text:p>
          </table:table-cell>
          <table:table-cell office:value-type="float" office:value="205" calcext:value-type="float">
            <text:p>205</text:p>
          </table:table-cell>
          <table:table-cell office:value-type="float" office:value="0.5" calcext:value-type="float">
            <text:p>0.5</text:p>
          </table:table-cell>
          <table:table-cell office:value-type="float" office:value="1271.934" calcext:value-type="float">
            <text:p>1271.934</text:p>
          </table:table-cell>
          <table:table-cell office:value-type="float" office:value="2147.502" calcext:value-type="float">
            <text:p>2147.502</text:p>
          </table:table-cell>
          <table:table-cell office:value-type="float" office:value="67.218" calcext:value-type="float">
            <text:p>67.218</text:p>
          </table:table-cell>
        </table:table-row>
        <table:table-row table:style-name="ro1">
          <table:table-cell/>
          <table:table-cell office:value-type="string" calcext:value-type="string">
            <text:p>gemm8()</text:p>
          </table:table-cell>
          <table:table-cell office:value-type="string" calcext:value-type="string">
            <text:p>Vetorização intrinsics</text:p>
          </table:table-cell>
          <table:table-cell office:value-type="float" office:value="218" calcext:value-type="float">
            <text:p>218</text:p>
          </table:table-cell>
          <table:table-cell office:value-type="float" office:value="0.8" calcext:value-type="float">
            <text:p>0.8</text:p>
          </table:table-cell>
          <table:table-cell office:value-type="float" office:value="812.659" calcext:value-type="float">
            <text:p>812.659</text:p>
          </table:table-cell>
          <table:table-cell office:value-type="float" office:value="3253.958" calcext:value-type="float">
            <text:p>3253.958</text:p>
          </table:table-cell>
          <table:table-cell office:value-type="float" office:value="67.328" calcext:value-type="float">
            <text:p>67.328</text:p>
          </table:table-cell>
        </table:table-row>
        <table:table-row table:style-name="ro1">
          <table:table-cell/>
          <table:table-cell office:value-type="string" calcext:value-type="string">
            <text:p>gemm9()</text:p>
          </table:table-cell>
          <table:table-cell office:value-type="string" calcext:value-type="string">
            <text:p>vect intrinsics + compiler unroll</text:p>
          </table:table-cell>
          <table:table-cell office:value-type="float" office:value="196" calcext:value-type="float">
            <text:p>196</text:p>
          </table:table-cell>
          <table:table-cell office:value-type="float" office:value="1.2" calcext:value-type="float">
            <text:p>1.2</text:p>
          </table:table-cell>
          <table:table-cell office:value-type="float" office:value="501.229" calcext:value-type="float">
            <text:p>501.229</text:p>
          </table:table-cell>
          <table:table-cell office:value-type="float" office:value="3037.599" calcext:value-type="float">
            <text:p>3037.599</text:p>
          </table:table-cell>
          <table:table-cell office:value-type="float" office:value="67.265" calcext:value-type="float">
            <text:p>67.26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T (ms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L2_TCM (M)</text:p>
          </table:table-cell>
          <table:table-cell office:value-type="string" calcext:value-type="string">
            <text:p>L3_TCM (M)</text:p>
          </table:table-cell>
        </table:table-row>
        <table:table-row table:style-name="ro1">
          <table:table-cell/>
          <table:table-cell office:value-type="string" calcext:value-type="string">
            <text:p>gemm3()</text:p>
          </table:table-cell>
          <table:table-cell office:value-type="string" calcext:value-type="string">
            <text:p>Variável local: aik</text:p>
          </table:table-cell>
          <table:table-cell office:value-type="float" office:value="721" calcext:value-type="float">
            <text:p>721</text:p>
          </table:table-cell>
          <table:table-cell office:value-type="float" office:value="0.3" calcext:value-type="float">
            <text:p>0.3</text:p>
          </table:table-cell>
          <table:table-cell office:value-type="float" office:value="6449.8" calcext:value-type="float">
            <text:p>6449.8</text:p>
          </table:table-cell>
          <table:table-cell office:value-type="float" office:value="3.425" calcext:value-type="float">
            <text:p>3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6()</text:p>
          </table:table-cell>
          <table:table-cell office:value-type="string" calcext:value-type="string">
            <text:p>Auto-vetorização</text:p>
          </table:table-cell>
          <table:table-cell office:value-type="float" office:value="217" calcext:value-type="float">
            <text:p>217</text:p>
          </table:table-cell>
          <table:table-cell office:value-type="float" office:value="0.4" calcext:value-type="float">
            <text:p>0.4</text:p>
          </table:table-cell>
          <table:table-cell office:value-type="float" office:value="1625.305" calcext:value-type="float">
            <text:p>1625.305</text:p>
          </table:table-cell>
          <table:table-cell office:value-type="float" office:value="1.619" calcext:value-type="float">
            <text:p>1.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7()</text:p>
          </table:table-cell>
          <table:table-cell office:value-type="string" calcext:value-type="string">
            <text:p>compiler Vect + unroll</text:p>
          </table:table-cell>
          <table:table-cell office:value-type="float" office:value="205" calcext:value-type="float">
            <text:p>205</text:p>
          </table:table-cell>
          <table:table-cell office:value-type="float" office:value="0.5" calcext:value-type="float">
            <text:p>0.5</text:p>
          </table:table-cell>
          <table:table-cell office:value-type="float" office:value="1271.934" calcext:value-type="float">
            <text:p>1271.934</text:p>
          </table:table-cell>
          <table:table-cell office:value-type="float" office:value="11.589" calcext:value-type="float">
            <text:p>11.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8()</text:p>
          </table:table-cell>
          <table:table-cell office:value-type="string" calcext:value-type="string">
            <text:p>Vetorização intrinsics</text:p>
          </table:table-cell>
          <table:table-cell office:value-type="float" office:value="218" calcext:value-type="float">
            <text:p>218</text:p>
          </table:table-cell>
          <table:table-cell office:value-type="float" office:value="0.8" calcext:value-type="float">
            <text:p>0.8</text:p>
          </table:table-cell>
          <table:table-cell office:value-type="float" office:value="812.659" calcext:value-type="float">
            <text:p>812.659</text:p>
          </table:table-cell>
          <table:table-cell office:value-type="float" office:value="11.674" calcext:value-type="float">
            <text:p>11.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emm9()</text:p>
          </table:table-cell>
          <table:table-cell office:value-type="string" calcext:value-type="string">
            <text:p>vect intrinsics + compiler unroll</text:p>
          </table:table-cell>
          <table:table-cell office:value-type="float" office:value="196" calcext:value-type="float">
            <text:p>196</text:p>
          </table:table-cell>
          <table:table-cell office:value-type="float" office:value="1.2" calcext:value-type="float">
            <text:p>1.2</text:p>
          </table:table-cell>
          <table:table-cell office:value-type="float" office:value="501.229" calcext:value-type="float">
            <text:p>501.229</text:p>
          </table:table-cell>
          <table:table-cell office:value-type="float" office:value="15.285" calcext:value-type="float">
            <text:p>15.28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ula 11" table:style-name="ta3">
        <office:forms form:automatic-focus="false" form:apply-design-mode="false"/>
        <table:table-column table:style-name="co5" table:default-cell-style-name="Default"/>
        <table:table-column table:style-name="co15" table:default-cell-style-name="ce53"/>
        <table:table-column table:style-name="co16" table:default-cell-style-name="ce53"/>
        <table:table-column table:style-name="co5" table:number-columns-repeated="5" table:default-cell-style-name="ce53"/>
        <table:table-column table:style-name="co17" table:default-cell-style-name="ce53"/>
        <table:table-row table:style-name="ro2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Ver.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#threads</text:p>
          </table:table-cell>
          <table:table-cell office:value-type="string" calcext:value-type="string">
            <text:p>T(ms)</text:p>
          </table:table-cell>
          <table:table-cell office:value-type="string" calcext:value-type="string">
            <text:p>#I(M)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/>
          <table:table-cell office:value-type="string" calcext:value-type="string">
            <text:p>gemm3()</text:p>
          </table:table-cell>
          <table:table-cell office:value-type="string" calcext:value-type="string">
            <text:p>Versão base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6449.8" calcext:value-type="float">
            <text:p>6449.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gemm10()</text:p>
          </table:table-cell>
          <table:table-cell table:style-name="ce73" office:value-type="string" calcext:value-type="string" table:number-columns-spanned="1" table:number-rows-spanned="6">
            <text:p>Versão base + OpenMP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6450" calcext:value-type="float">
            <text:p>6450</text:p>
          </table:table-cell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table:style-name="ce78" office:value-type="percentage" office:value="1" calcext:value-type="percentage">
            <text:p>100.00%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6450" calcext:value-type="float">
            <text:p>6450</text:p>
          </table:table-cell>
          <table:table-cell office:value-type="float" office:value="0.171" calcext:value-type="float">
            <text:p>0.171</text:p>
          </table:table-cell>
          <table:table-cell table:formula="of:=[.$E$4]/[.E5]" office:value-type="float" office:value="1.99728260869565" calcext:value-type="float">
            <text:p>1.99728260869565</text:p>
          </table:table-cell>
          <table:table-cell table:formula="of:=[.H5]/[.D5] %" office:value-type="float" office:value="99.8641304347826" calcext:value-type="float">
            <text:p>99.864130434782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6450" calcext:value-type="float">
            <text:p>6450</text:p>
          </table:table-cell>
          <table:table-cell office:value-type="float" office:value="0.085" calcext:value-type="float">
            <text:p>0.085</text:p>
          </table:table-cell>
          <table:table-cell table:formula="of:=[.$E$4]/[.E6]" office:value-type="float" office:value="4.12921348314607" calcext:value-type="float">
            <text:p>4.12921348314607</text:p>
          </table:table-cell>
          <table:table-cell table:formula="of:=[.H6]/[.D6] %" office:value-type="float" office:value="103.230337078652" calcext:value-type="float">
            <text:p>103.23033707865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459" calcext:value-type="float">
            <text:p>6459</text:p>
          </table:table-cell>
          <table:table-cell office:value-type="float" office:value="0.043" calcext:value-type="float">
            <text:p>0.043</text:p>
          </table:table-cell>
          <table:table-cell table:formula="of:=[.$E$4]/[.E7]" office:value-type="float" office:value="7.98913043478261" calcext:value-type="float">
            <text:p>7.98913043478261</text:p>
          </table:table-cell>
          <table:table-cell table:formula="of:=[.H7]/[.D7] %" office:value-type="float" office:value="99.8641304347826" calcext:value-type="float">
            <text:p>99.864130434782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452" calcext:value-type="float">
            <text:p>6452</text:p>
          </table:table-cell>
          <table:table-cell office:value-type="float" office:value="0.021" calcext:value-type="float">
            <text:p>0.021</text:p>
          </table:table-cell>
          <table:table-cell table:formula="of:=[.$E$4]/[.E8]" office:value-type="float" office:value="15.9782608695652" calcext:value-type="float">
            <text:p>15.9782608695652</text:p>
          </table:table-cell>
          <table:table-cell table:formula="of:=[.H8]/[.D8] %" office:value-type="float" office:value="99.8641304347826" calcext:value-type="float">
            <text:p>99.864130434782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462" calcext:value-type="float">
            <text:p>6462</text:p>
          </table:table-cell>
          <table:table-cell office:value-type="float" office:value="0.021" calcext:value-type="float">
            <text:p>0.021</text:p>
          </table:table-cell>
          <table:table-cell table:formula="of:=[.$E$4]/[.E9]" office:value-type="float" office:value="15.9782608695652" calcext:value-type="float">
            <text:p>15.9782608695652</text:p>
          </table:table-cell>
          <table:table-cell table:formula="of:=[.H9]/[.D9] %" office:value-type="float" office:value="49.9320652173913" calcext:value-type="float">
            <text:p>49.9320652173913</text:p>
          </table:table-cell>
        </table:table-row>
        <table:table-row table:style-name="ro1">
          <table:table-cell/>
          <table:table-cell office:value-type="string" calcext:value-type="string">
            <text:p>gemm6()</text:p>
          </table:table-cell>
          <table:table-cell office:value-type="string" calcext:value-type="string">
            <text:p>Compiler Vectorization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625.305" calcext:value-type="float">
            <text:p>1625.305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gemm11()</text:p>
          </table:table-cell>
          <table:table-cell table:style-name="ce73" office:value-type="string" calcext:value-type="string" table:number-columns-spanned="1" table:number-rows-spanned="6">
            <text:p>Compiler Vectorization + OpenMP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626.362" calcext:value-type="float">
            <text:p>1626.362</text:p>
          </table:table-cell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table:style-name="ce78" office:value-type="percentage" office:value="1" calcext:value-type="percentage">
            <text:p>100.00%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628" calcext:value-type="float">
            <text:p>1628</text:p>
          </table:table-cell>
          <table:table-cell table:style-name="ce77" office:value-type="float" office:value="0.212" calcext:value-type="float">
            <text:p>0.212</text:p>
          </table:table-cell>
          <table:table-cell table:formula="of:=[.$E$11]/[.E12]" office:value-type="float" office:value="1.94690265486726" calcext:value-type="float">
            <text:p>1.94690265486726</text:p>
          </table:table-cell>
          <table:table-cell table:formula="of:=[.H12]/[.D12]*100" office:value-type="float" office:value="97.3451327433628" calcext:value-type="float">
            <text:p>97.34513274336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629" calcext:value-type="float">
            <text:p>1629</text:p>
          </table:table-cell>
          <table:table-cell office:value-type="float" office:value="0.106" calcext:value-type="float">
            <text:p>0.106</text:p>
          </table:table-cell>
          <table:table-cell table:formula="of:=[.$E$11]/[.E13]" office:value-type="float" office:value="4" calcext:value-type="float">
            <text:p>4</text:p>
          </table:table-cell>
          <table:table-cell table:formula="of:=[.H13]/[.D13]*100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34" calcext:value-type="float">
            <text:p>1634</text:p>
          </table:table-cell>
          <table:table-cell office:value-type="float" office:value="0.054" calcext:value-type="float">
            <text:p>0.054</text:p>
          </table:table-cell>
          <table:table-cell table:formula="of:=[.$E$11]/[.E14]" office:value-type="float" office:value="7.85714285714286" calcext:value-type="float">
            <text:p>7.85714285714286</text:p>
          </table:table-cell>
          <table:table-cell table:formula="of:=[.H14]/[.D14]*100" office:value-type="float" office:value="98.2142857142857" calcext:value-type="float">
            <text:p>98.214285714285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56" calcext:value-type="float">
            <text:p>1656</text:p>
          </table:table-cell>
          <table:table-cell office:value-type="float" office:value="0.043" calcext:value-type="float">
            <text:p>0.043</text:p>
          </table:table-cell>
          <table:table-cell table:formula="of:=[.$E$11]/[.E15]" office:value-type="float" office:value="9.16666666666667" calcext:value-type="float">
            <text:p>9.16666666666667</text:p>
          </table:table-cell>
          <table:table-cell table:formula="of:=[.H15]/[.D15]*100" office:value-type="float" office:value="57.2916666666667" calcext:value-type="float">
            <text:p>57.291666666666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636" calcext:value-type="float">
            <text:p>1636</text:p>
          </table:table-cell>
          <table:table-cell office:value-type="float" office:value="0.023" calcext:value-type="float">
            <text:p>0.023</text:p>
          </table:table-cell>
          <table:table-cell table:formula="of:=[.$E$11]/[.E16]" office:value-type="float" office:value="16.9230769230769" calcext:value-type="float">
            <text:p>16.9230769230769</text:p>
          </table:table-cell>
          <table:table-cell table:formula="of:=[.H16]/[.D16]*100" office:value-type="float" office:value="52.8846153846154" calcext:value-type="float">
            <text:p>52.8846153846154</text:p>
          </table:table-cell>
        </table:table-row>
        <table:table-row table:style-name="ro1">
          <table:table-cell/>
          <table:table-cell office:value-type="string" calcext:value-type="string">
            <text:p>gemm8()</text:p>
          </table:table-cell>
          <table:table-cell office:value-type="string" calcext:value-type="string">
            <text:p>Intrinsics Vectorization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812.656" calcext:value-type="float">
            <text:p>812.65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gemm12()</text:p>
          </table:table-cell>
          <table:table-cell table:style-name="ce73" office:value-type="string" calcext:value-type="string" table:number-columns-spanned="1" table:number-rows-spanned="6">
            <text:p>Intrinsics Vectorization + OpenMP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824.196" calcext:value-type="float">
            <text:p>824.196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style-name="ce78" office:value-type="percentage" office:value="1" calcext:value-type="percentage">
            <text:p>100.00%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826" calcext:value-type="float">
            <text:p>826</text:p>
          </table:table-cell>
          <table:table-cell office:value-type="float" office:value="0.4" calcext:value-type="float">
            <text:p>0.4</text:p>
          </table:table-cell>
          <table:table-cell table:formula="of:=[.$E$18]/[.E19]" office:value-type="float" office:value="1.92660550458716" calcext:value-type="float">
            <text:p>1.92660550458716</text:p>
          </table:table-cell>
          <table:table-cell table:formula="of:=[.H19]/[.D19]*100" office:value-type="float" office:value="96.3302752293578" calcext:value-type="float">
            <text:p>96.330275229357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25" calcext:value-type="float">
            <text:p>825</text:p>
          </table:table-cell>
          <table:table-cell office:value-type="float" office:value="0.198" calcext:value-type="float">
            <text:p>0.198</text:p>
          </table:table-cell>
          <table:table-cell table:formula="of:=[.$E$18]/[.E20]" office:value-type="float" office:value="3.9622641509434" calcext:value-type="float">
            <text:p>3.9622641509434</text:p>
          </table:table-cell>
          <table:table-cell table:formula="of:=[.H20]/[.D20]*100" office:value-type="float" office:value="99.0566037735849" calcext:value-type="float">
            <text:p>99.056603773584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26" calcext:value-type="float">
            <text:p>826</text:p>
          </table:table-cell>
          <table:table-cell office:value-type="float" office:value="0.1" calcext:value-type="float">
            <text:p>0.1</text:p>
          </table:table-cell>
          <table:table-cell table:formula="of:=[.$E$18]/[.E21]" office:value-type="float" office:value="7.77777777777778" calcext:value-type="float">
            <text:p>7.77777777777778</text:p>
          </table:table-cell>
          <table:table-cell table:formula="of:=[.H21]/[.D21]*100" office:value-type="float" office:value="97.2222222222222" calcext:value-type="float">
            <text:p>97.222222222222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54" calcext:value-type="float">
            <text:p>854</text:p>
          </table:table-cell>
          <table:table-cell office:value-type="float" office:value="0.073" calcext:value-type="float">
            <text:p>0.073</text:p>
          </table:table-cell>
          <table:table-cell table:formula="of:=[.$E$18]/[.E22]" office:value-type="float" office:value="10" calcext:value-type="float">
            <text:p>10</text:p>
          </table:table-cell>
          <table:table-cell table:formula="of:=[.H22]/[.D22]*100" office:value-type="float" office:value="62.5" calcext:value-type="float">
            <text:p>62.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0.046" calcext:value-type="float">
            <text:p>0.046</text:p>
          </table:table-cell>
          <table:table-cell table:formula="of:=[.$E$18]/[.E23]" office:value-type="float" office:value="16.1538461538462" calcext:value-type="float">
            <text:p>16.1538461538462</text:p>
          </table:table-cell>
          <table:table-cell table:formula="of:=[.H23]/[.D23]*100" office:value-type="float" office:value="50.4807692307692" calcext:value-type="float">
            <text:p>50.4807692307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012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1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1P2" style:volatile="true" number:language="pt" number:country="PT">
      <number:text> </number:text>
      <number:fill-character> </number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5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45P2" style:volatile="true" number:language="pt" number:country="PT">
      <number:text> </number:text>
      <number:fill-character> </number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9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9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3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53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22:30.481329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1-07T15:19:43.652852719</dc:date>
    <meta:generator>LibreOffice/7.1.8.1$Linux_X86_64 LibreOffice_project/10$Build-1</meta:generator>
    <meta:editing-duration>PT2H10M26S</meta:editing-duration>
    <meta:editing-cycles>21</meta:editing-cycles>
    <meta:document-statistic meta:table-count="6" meta:cell-count="452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251cm" svg:y="0.297cm" chart:style-name="ch2">
          <text:p>Ganho e Texec</text:p>
        </chart:title>
        <chart:legend chart:legend-position="top" svg:x="5.723cm" svg:y="1.273cm" style:legend-expansion="wide" chart:style-name="ch3"/>
        <chart:plot-area chart:style-name="ch4" table:cell-range-address="Resultados.B2:Resultados.B12 Resultados.C2:Resultados.D15" chart:data-source-has-labels="both" svg:x="1.338cm" svg:y="1.954cm" svg:width="13.572cm" svg:height="6.015cm">
          <chart:coordinate-region svg:x="2.674cm" svg:y="1.954cm" svg:width="11.014cm" svg:height="4.344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502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233cm" svg:y="5.554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10.0862968138988">
                <text:p>10.0862968138988</text:p>
              </table:table-cell>
              <table:table-cell office:value-type="float" office:value="1077618">
                <text:p>1077618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15.2817066758148">
                <text:p>15.2817066758148</text:p>
              </table:table-cell>
              <table:table-cell office:value-type="float" office:value="711254">
                <text:p>711254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19.1358714788732">
                <text:p>19.1358714788732</text:p>
              </table:table-cell>
              <table:table-cell office:value-type="float" office:value="568000">
                <text:p>568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18.8373916811092">
                <text:p>18.8373916811092</text:p>
              </table:table-cell>
              <table:table-cell office:value-type="float" office:value="577000">
                <text:p>577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50.0883640552995">
                <text:p>50.0883640552995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53.0203658536585">
                <text:p>53.0203658536585</text:p>
              </table:table-cell>
              <table:table-cell office:value-type="float" office:value="205000">
                <text:p>205000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49.8586009174312">
                <text:p>49.8586009174312</text:p>
              </table:table-cell>
              <table:table-cell office:value-type="float" office:value="218000">
                <text:p>218000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55.4549744897959">
                <text:p>55.4549744897959</text:p>
              </table:table-cell>
              <table:table-cell office:value-type="float" office:value="196000">
                <text:p>196000</text:p>
              </table:table-cell>
            </table:table-row>
            <table:table-row>
              <table:table-cell office:value-type="string"/>
              <table:table-cell office:value-type="float" office:value="236.286413043478">
                <text:p>236.286413043478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/>
              <table:table-cell office:value-type="float" office:value="836.090384615385">
                <text:p>836.09038461538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2cm" xlink:href=".." xlink:type="simple" chart:class="chart:line" chart:style-name="ch1">
        <chart:title svg:x="7.853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242cm" svg:width="16.047cm" svg:height="6.512cm">
          <chart:coordinate-region svg:x="1.172cm" svg:y="1.242cm" svg:width="14.636cm" svg:height="4.84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2cm" xlink:href=".." xlink:type="simple" chart:class="chart:line" chart:style-name="ch1">
        <chart:title svg:x="7.58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24cm" svg:width="15.944cm" svg:height="6.485cm">
          <chart:coordinate-region svg:x="2.373cm" svg:y="1.24cm" svg:width="13.791cm" svg:height="4.81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7522000000">
                <text:p>7522000000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6449802796">
                <text:p>6449802796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4303000000">
                <text:p>4303000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3646000000">
                <text:p>3646000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1625305000">
                <text:p>1625305000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1271934000">
                <text:p>1271934000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812659000">
                <text:p>812659000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501229000">
                <text:p>501229000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6462000000">
                <text:p>6462000000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1636000000">
                <text:p>1636000000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